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8mm" svg:height="90.04mm" svg:x="114.26mm" svg:y="86.86mm">
            <loext:p draw:notify-on-update-of-ranges="Sheet1.B3:Sheet1.B3 Sheet1.B4:Sheet1.B6 Sheet1.C3:Sheet1.C3 Sheet1.C4:Sheet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Kilobytes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,2</text:p>
          </table:table-cell>
          <table:table-cell table:style-name="ce1" table:formula="of:=+[.C4]/[.B4]" office:value-type="float" office:value="0.0015625" calcext:value-type="float">
            <text:p>0,0015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5" calcext:value-type="float">
            <text:p>1,5</text:p>
          </table:table-cell>
          <table:table-cell table:style-name="ce1" table:formula="of:=+[.C5]/[.B5]" office:value-type="float" office:value="0.00146484375" calcext:value-type="float">
            <text:p>0,00146</text:p>
          </table:table-cell>
        </table:table-row>
        <table:table-row table:style-name="ro1">
          <table:table-cell/>
          <table:table-cell table:formula="of:=1024*1024" office:value-type="float" office:value="1048576" calcext:value-type="float">
            <text:p>1048576</text:p>
          </table:table-cell>
          <table:table-cell office:value-type="float" office:value="1229.7" calcext:value-type="float">
            <text:p>1229,7</text:p>
          </table:table-cell>
          <table:table-cell table:style-name="ce1" table:formula="of:=+[.C6]/[.B6]" office:value-type="float" office:value="0.00117273330688477" calcext:value-type="float">
            <text:p>0,00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B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loext:min-decimal-places="3" number:min-integer-digits="1" number:grouping="true"/>
    </number:number-style>
    <number:number-style style:name="N106">
      <number:number number:decimal-places="4" loext:min-decimal-places="4" number:min-integer-digits="1" number:grouping="true"/>
    </number:number-style>
    <number:number-style style:name="N107">
      <number:number number:decimal-places="5" loext:min-decimal-places="5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4:05:38.442968777</meta:creation-date>
    <dc:date>2017-04-29T14:20:32.298657288</dc:date>
    <meta:editing-duration>PT14M58S</meta:editing-duration>
    <meta:editing-cycles>1</meta:editing-cycles>
    <meta:document-statistic meta:table-count="1" meta:cell-count="11" meta:object-count="1"/>
    <meta:generator>LibreOffice/5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4.503cm" svg:y="4.203cm" style:legend-expansion="high" chart:style-name="ch2"/>
        <chart:plot-area chart:style-name="ch3" table:cell-range-address="Sheet1.B3:Sheet1.C6" chart:data-source-has-labels="row" svg:x="0.319cm" svg:y="0.18cm" svg:width="13.865cm" svg:height="8.645cm">
          <chartooo:coordinate-region svg:x="1.126cm" svg:y="0.379cm" svg:width="12.22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" chart:label-cell-address="Sheet1.C3:Sheet1.C3" chart:class="chart:scatter">
            <chart:domain table:cell-range-address="Sheet1.B4:Sheet1.B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B4:Sheet1.B6</svg:desc>
                </draw:g>
              </table:table-cell>
              <table:table-cell office:value-type="float" office:value="0.2">
                <text:p>0.2</text:p>
                <draw:g>
                  <svg:desc>Sheet1.C4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229.7">
                <text:p>122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